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8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121cm"/>
    </style:style>
    <style:style style:name="gr5" style:family="graphic" style:parent-style-name="standard">
      <style:graphic-properties draw:stroke="solid" svg:stroke-color="#000000" draw:fill="solid" draw:fill-color="#c5000b" draw:textarea-horizontal-align="left" draw:auto-grow-height="true" draw:auto-grow-width="true" fo:min-height="0.475cm" fo:min-width="0.26cm"/>
    </style:style>
    <style:style style:name="gr6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307cm"/>
    </style:style>
    <style:style style:name="gr7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26cm"/>
    </style:style>
    <style:style style:name="gr8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286cm"/>
    </style:style>
    <style:style style:name="gr9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332cm"/>
    </style:style>
    <style:style style:name="gr10" style:family="graphic" style:parent-style-name="standard">
      <style:graphic-properties draw:stroke="solid" svg:stroke-color="#000000" draw:fill="solid" draw:fill-color="#800080" draw:textarea-horizontal-align="left" draw:auto-grow-height="true" draw:auto-grow-width="true" fo:min-height="0.475cm" fo:min-width="0.286cm"/>
    </style:style>
    <style:style style:name="gr11" style:family="graphic" style:parent-style-name="standard">
      <style:graphic-properties draw:stroke="solid" svg:stroke-color="#000000" draw:fill="solid" draw:fill-color="#3deb3d" draw:textarea-horizontal-align="left" draw:auto-grow-height="true" draw:auto-grow-width="true" fo:min-height="0.475cm" fo:min-width="0.3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57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5.25cm" fo:min-width="0.5cm"/>
    </style:style>
    <style:style style:name="gr14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solid" draw:fill-color="#ff00ff" draw:textarea-horizontal-align="left" draw:auto-grow-height="true" draw:auto-grow-width="true" fo:min-height="0.475cm" fo:min-width="0.3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</style:style>
    <style:style style:name="gr17" style:family="graphic" style:parent-style-name="standard">
      <style:graphic-properties svg:stroke-color="#00ae00" draw:fill="none" draw:textarea-horizontal-align="justify" draw:textarea-vertical-align="middle" draw:auto-grow-height="false" fo:min-height="5.25cm" fo:min-width="3.9cm"/>
    </style:style>
    <style:style style:name="gr18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solid" draw:fill-color="#c5000b"/>
      <style:text-properties fo:color="#000000" fo:font-size="12pt" style:font-size-asian="18pt" style:font-size-complex="18pt"/>
    </style:style>
    <style:style style:name="P4" style:family="paragraph">
      <loext:graphic-properties draw:fill="solid" draw:fill-color="#999999"/>
      <style:text-properties fo:color="#000000" fo:font-size="12pt" style:font-size-asian="18pt" style:font-size-complex="18pt"/>
    </style:style>
    <style:style style:name="P5" style:family="paragraph">
      <loext:graphic-properties draw:fill="solid" draw:fill-color="#800080"/>
      <style:text-properties fo:color="#000000" fo:font-size="12pt" style:font-size-asian="18pt" style:font-size-complex="18pt"/>
    </style:style>
    <style:style style:name="P6" style:family="paragraph">
      <loext:graphic-properties draw:fill="solid" draw:fill-color="#3deb3d"/>
      <style:text-properties fo:color="#000000"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00ff"/>
      <style:text-properties fo:color="#000000"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825cm" svg:y1="2.8cm" svg:x2="13.325cm" svg:y2="2.8cm">
          <text:p/>
        </draw:line>
        <draw:line draw:style-name="gr1" draw:text-style-name="P1" draw:layer="layout" svg:x1="3.825cm" svg:y1="4.2cm" svg:x2="13.325cm" svg:y2="4.2cm">
          <text:p/>
        </draw:line>
        <draw:line draw:style-name="gr1" draw:text-style-name="P1" draw:layer="layout" svg:x1="3.825cm" svg:y1="6.7cm" svg:x2="13.325cm" svg:y2="6.7cm">
          <text:p/>
        </draw:line>
        <draw:frame draw:style-name="gr2" draw:text-style-name="P2" draw:layer="layout" svg:width="2.153cm" svg:height="0.725cm" svg:x="0.725cm" svg:y="2.4cm">
          <draw:text-box>
            <text:p><text:span text:style-name="T1">Animal 1</text:span></text:p>
          </draw:text-box>
        </draw:frame>
        <draw:frame draw:style-name="gr2" draw:text-style-name="P2" draw:layer="layout" svg:width="2.153cm" svg:height="0.725cm" svg:x="0.726cm" svg:y="3.801cm">
          <draw:text-box>
            <text:p><text:span text:style-name="T1">Animal 2</text:span></text:p>
          </draw:text-box>
        </draw:frame>
        <draw:frame draw:style-name="gr3" draw:text-style-name="P2" draw:layer="layout" svg:width="2.221cm" svg:height="0.725cm" svg:x="0.727cm" svg:y="6.302cm">
          <draw:text-box>
            <text:p><text:span text:style-name="T1">Animal N</text:span></text:p>
          </draw:text-box>
        </draw:frame>
        <draw:frame draw:style-name="gr4" draw:text-style-name="P2" draw:layer="layout" svg:width="0.621cm" svg:height="1.673cm" svg:x="1.427cm" svg:y="4.502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4" draw:text-style-name="P2" draw:layer="layout" svg:width="0.621cm" svg:height="1.673cm" svg:x="4.328cm" svg:y="5.003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5" draw:text-style-name="P3" draw:layer="layout" svg:width="0.76cm" svg:height="0.725cm" svg:x="4.225cm" svg:y="6.7cm">
          <draw:text-box>
            <text:p><text:span text:style-name="T2">T</text:span></text:p>
          </draw:text-box>
        </draw:frame>
        <draw:frame draw:style-name="gr6" draw:text-style-name="P4" draw:layer="layout" svg:width="0.807cm" svg:height="0.725cm" svg:x="8.725cm" svg:y="2.8cm">
          <draw:text-box>
            <text:p><text:span text:style-name="T2">C</text:span></text:p>
          </draw:text-box>
        </draw:frame>
        <draw:frame draw:style-name="gr6" draw:text-style-name="P4" draw:layer="layout" svg:width="0.807cm" svg:height="0.725cm" svg:x="8.712cm" svg:y="6.727cm">
          <draw:text-box>
            <text:p><text:span text:style-name="T2">C</text:span></text:p>
          </draw:text-box>
        </draw:frame>
        <draw:frame draw:style-name="gr6" draw:text-style-name="P4" draw:layer="layout" svg:width="0.807cm" svg:height="0.725cm" svg:x="8.725cm" svg:y="4.2cm">
          <draw:text-box>
            <text:p><text:span text:style-name="T2">C</text:span></text:p>
          </draw:text-box>
        </draw:frame>
        <draw:frame draw:style-name="gr7" draw:text-style-name="P4" draw:layer="layout" svg:width="0.76cm" svg:height="0.725cm" svg:x="9.625cm" svg:y="2.801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9.625cm" svg:y="4.202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9.625cm" svg:y="6.703cm">
          <draw:text-box>
            <text:p><text:span text:style-name="T2">T</text:span></text:p>
          </draw:text-box>
        </draw:frame>
        <draw:frame draw:style-name="gr8" draw:text-style-name="P4" draw:layer="layout" svg:width="0.786cm" svg:height="0.725cm" svg:x="10.425cm" svg:y="2.801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10.425cm" svg:y="4.202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10.425cm" svg:y="4.203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10.425cm" svg:y="6.703cm">
          <draw:text-box>
            <text:p><text:span text:style-name="T2">A</text:span></text:p>
          </draw:text-box>
        </draw:frame>
        <draw:frame draw:style-name="gr9" draw:text-style-name="P4" draw:layer="layout" svg:width="0.832cm" svg:height="0.725cm" svg:x="5.126cm" svg:y="2.8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5.113cm" svg:y="6.727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5.126cm" svg:y="4.2cm">
          <draw:text-box>
            <text:p><text:span text:style-name="T2">G</text:span></text:p>
          </draw:text-box>
        </draw:frame>
        <draw:frame draw:style-name="gr7" draw:text-style-name="P4" draw:layer="layout" svg:width="0.76cm" svg:height="0.725cm" svg:x="6.026cm" svg:y="2.801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6.026cm" svg:y="4.202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6.026cm" svg:y="6.703cm">
          <draw:text-box>
            <text:p><text:span text:style-name="T2">T</text:span></text:p>
          </draw:text-box>
        </draw:frame>
        <draw:frame draw:style-name="gr8" draw:text-style-name="P4" draw:layer="layout" svg:width="0.786cm" svg:height="0.725cm" svg:x="6.826cm" svg:y="2.801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6.826cm" svg:y="4.202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6.826cm" svg:y="4.203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6.826cm" svg:y="6.703cm">
          <draw:text-box>
            <text:p><text:span text:style-name="T2">A</text:span></text:p>
          </draw:text-box>
        </draw:frame>
        <draw:frame draw:style-name="gr10" draw:text-style-name="P5" draw:layer="layout" svg:width="0.786cm" svg:height="0.725cm" svg:x="4.225cm" svg:y="2.801cm">
          <draw:text-box>
            <text:p><text:span text:style-name="T2">A</text:span></text:p>
          </draw:text-box>
        </draw:frame>
        <draw:frame draw:style-name="gr11" draw:text-style-name="P6" draw:layer="layout" svg:width="0.807cm" svg:height="0.725cm" svg:x="4.226cm" svg:y="4.201cm">
          <draw:text-box>
            <text:p><text:span text:style-name="T2">C</text:span></text:p>
          </draw:text-box>
        </draw:frame>
        <draw:frame draw:style-name="gr12" draw:text-style-name="P7" draw:layer="layout" svg:width="2.157cm" svg:height="1cm" svg:x="3.725cm" svg:y="9.1cm">
          <draw:text-box>
            <text:p>SNP1</text:p>
          </draw:text-box>
        </draw:frame>
        <draw:custom-shape draw:style-name="gr13" draw:text-style-name="P1" draw:layer="layout" svg:width="1cm" svg:height="5.5cm" svg:x="4.125cm" svg:y="2.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625cm" svg:y1="9.1cm" svg:x2="4.625cm" svg:y2="7.8cm">
          <text:p/>
        </draw:line>
        <draw:frame draw:style-name="gr4" draw:text-style-name="P2" draw:layer="layout" svg:width="0.621cm" svg:height="1.673cm" svg:x="11.529cm" svg:y="5.003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5" draw:text-style-name="P3" draw:layer="layout" svg:width="0.76cm" svg:height="0.725cm" svg:x="11.426cm" svg:y="6.7cm">
          <draw:text-box>
            <text:p><text:span text:style-name="T2">T</text:span></text:p>
          </draw:text-box>
        </draw:frame>
        <draw:frame draw:style-name="gr9" draw:text-style-name="P4" draw:layer="layout" svg:width="0.832cm" svg:height="0.725cm" svg:x="12.327cm" svg:y="2.8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12.314cm" svg:y="6.727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12.327cm" svg:y="4.2cm">
          <draw:text-box>
            <text:p><text:span text:style-name="T2">G</text:span></text:p>
          </draw:text-box>
        </draw:frame>
        <draw:frame draw:style-name="gr10" draw:text-style-name="P5" draw:layer="layout" svg:width="0.786cm" svg:height="0.725cm" svg:x="11.426cm" svg:y="2.801cm">
          <draw:text-box>
            <text:p><text:span text:style-name="T2">A</text:span></text:p>
          </draw:text-box>
        </draw:frame>
        <draw:frame draw:style-name="gr15" draw:text-style-name="P8" draw:layer="layout" svg:width="0.832cm" svg:height="0.725cm" svg:x="11.427cm" svg:y="4.201cm">
          <draw:text-box>
            <text:p><text:span text:style-name="T2">G</text:span></text:p>
          </draw:text-box>
        </draw:frame>
        <draw:frame draw:style-name="gr12" draw:text-style-name="P7" draw:layer="layout" svg:width="2.157cm" svg:height="1cm" svg:x="10.926cm" svg:y="9.1cm">
          <draw:text-box>
            <text:p>SNP2</text:p>
          </draw:text-box>
        </draw:frame>
        <draw:custom-shape draw:style-name="gr13" draw:text-style-name="P1" draw:layer="layout" svg:width="1cm" svg:height="5.5cm" svg:x="11.326cm" svg:y="2.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1.826cm" svg:y1="9.1cm" svg:x2="11.826cm" svg:y2="7.8cm">
          <text:p/>
        </draw:line>
        <draw:frame draw:style-name="gr16" draw:text-style-name="P2" draw:layer="layout" svg:width="0.858cm" svg:height="0.725cm" svg:x="7.725cm" svg:y="2.8cm">
          <draw:text-box>
            <text:p><text:span text:style-name="T1">...</text:span></text:p>
          </draw:text-box>
        </draw:frame>
        <draw:frame draw:style-name="gr16" draw:text-style-name="P2" draw:layer="layout" svg:width="0.858cm" svg:height="0.725cm" svg:x="7.725cm" svg:y="4.201cm">
          <draw:text-box>
            <text:p><text:span text:style-name="T1">...</text:span></text:p>
          </draw:text-box>
        </draw:frame>
        <draw:frame draw:style-name="gr16" draw:text-style-name="P2" draw:layer="layout" svg:width="0.858cm" svg:height="0.725cm" svg:x="7.725cm" svg:y="6.702cm">
          <draw:text-box>
            <text:p><text:span text:style-name="T1">...</text:span></text:p>
          </draw:text-box>
        </draw:frame>
        <draw:frame draw:style-name="gr16" draw:text-style-name="P2" draw:layer="layout" svg:width="0.858cm" svg:height="0.725cm" svg:x="7.725cm" svg:y="5.502cm">
          <draw:text-box>
            <text:p><text:span text:style-name="T1">...</text:span></text:p>
          </draw:text-box>
        </draw:frame>
        <draw:frame draw:style-name="gr12" draw:text-style-name="P7" draw:layer="layout" svg:width="2.157cm" svg:height="1cm" svg:x="7.426cm" svg:y="9.1cm">
          <draw:text-box>
            <text:p>QTL</text:p>
          </draw:text-box>
        </draw:frame>
        <draw:custom-shape draw:style-name="gr17" draw:text-style-name="P1" draw:layer="layout" svg:width="4.4cm" svg:height="5.5cm" svg:x="6.025cm" svg:y="2.3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325cm" svg:y1="9.1cm" svg:x2="8.325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8T04:58:36.692418040</dc:date>
    <meta:editing-duration>PT2M24S</meta:editing-duration>
    <meta:editing-cycles>3</meta:editing-cycles>
    <meta:generator>LibreOffice/6.1.0.3$MacOSX_X86_64 LibreOffice_project/efb621ed25068d70781dc026f7e9c5187a4decd1</meta:generator>
    <meta:document-statistic meta:object-count="51"/>
  </office:meta>
</office:document-meta>
</file>